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6124" officeooo:paragraph-rsid="00136124"/>
    </style:style>
    <style:style style:name="P2" style:family="paragraph" style:parent-style-name="Standard">
      <style:text-properties officeooo:paragraph-rsid="00136124"/>
    </style:style>
    <style:style style:name="P3" style:family="paragraph" style:parent-style-name="Standard">
      <style:text-properties officeooo:rsid="001465e7" officeooo:paragraph-rsid="001465e7"/>
    </style:style>
    <style:style style:name="P4" style:family="paragraph" style:parent-style-name="Standard">
      <style:text-properties officeooo:rsid="00136124" officeooo:paragraph-rsid="00136124"/>
    </style:style>
    <style:style style:name="P5" style:family="paragraph" style:parent-style-name="Standard">
      <style:text-properties officeooo:rsid="00183e7a" officeooo:paragraph-rsid="00183e7a"/>
    </style:style>
    <style:style style:name="T1" style:family="text">
      <style:text-properties officeooo:rsid="001361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无人机跟踪实验平台</text:p>
      <text:p text:style-name="P2"><text:span text:style-name="T1">1.安装 </text:span>RotorS</text:p>
      <text:p text:style-name="P1"><text:s/>教程：<text:a xlink:type="simple" xlink:href="https://github.com/ethz-asl/rotors_simulator" text:style-name="Internet_20_link" text:visited-style-name="Visited_20_Internet_20_Link">https://github.com/ethz-asl/rotors_simulator</text:a></text:p>
      <text:p text:style-name="P3">可能遇到的问题：<text:a xlink:type="simple" xlink:href="https://darienmt.com/autonomous-flight/2018/11/15/installing-ethz-rotors.html" text:style-name="Internet_20_link" text:visited-style-name="Visited_20_Internet_20_Link">https://darienmt.com/autonomous-flight/2018/11/15/installing-ethz-rotors.html</text:a></text:p>
      <text:p text:style-name="P1">安装好了之后，运行 roslaunch rotors_gazebo UAV_robot.launch</text:p>
      <text:p text:style-name="P2"><text:span text:style-name="T1">2.安装机器人 </text:span>turtlebot2</text:p>
      <text:p text:style-name="P1">sudo apt-get install ros-kinetic-turtlebot-*</text:p>
      <text:p text:style-name="P1">运行 roslaunch turtlebot_gazebo turtlebot_world.launch</text:p>
      <text:p text:style-name="P1"/>
      <text:p text:style-name="P5">3.先运行：python3 Server.py</text:p>
      <text:p text:style-name="P5">再运行： python2 image_control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22:44:10.720653364</meta:creation-date>
    <dc:date>2019-12-09T21:47:47.065140143</dc:date>
    <meta:editing-duration>PT8H2M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67" meta:character-count="369" meta:non-whitespace-character-count="354"/>
  </office:meta>
</office:document-meta>
</file>